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0" style:family="table">
      <style:table-properties style:width="15.875cm" fo:margin-left="-0.009cm" table:align="left"/>
    </style:style>
    <style:style style:name="Tabla10.A" style:family="table-column">
      <style:table-column-properties style:column-width="3.963cm"/>
    </style:style>
    <style:style style:name="Tabla10.B" style:family="table-column">
      <style:table-column-properties style:column-width="1.767cm"/>
    </style:style>
    <style:style style:name="Tabla10.C" style:family="table-column">
      <style:table-column-properties style:column-width="1.755cm"/>
    </style:style>
    <style:style style:name="Tabla10.D" style:family="table-column">
      <style:table-column-properties style:column-width="3.785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4.198cm"/>
    </style:style>
    <style:style style:name="Tabla10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0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8" style:family="table-row">
      <style:table-row-properties style:min-row-height="3.542cm"/>
    </style:style>
    <style:style style:name="Tabla10.9" style:family="table-row">
      <style:table-row-properties style:min-row-height="0.531cm"/>
    </style:style>
    <style:style style:name="Tabla10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11" style:family="table-row">
      <style:table-row-properties style:min-row-height="2.171cm"/>
    </style:style>
    <style:style style:name="Tabla10.12" style:family="table-row">
      <style:table-row-properties style:min-row-height="0.893cm"/>
    </style:style>
    <style:style style:name="Tabla10.13" style:family="table-row">
      <style:table-row-properties style:min-row-height="0.986cm"/>
    </style:style>
    <style:style style:name="Tabla10.14" style:family="table-row">
      <style:table-row-properties style:min-row-height="1.032cm"/>
    </style:style>
    <style:style style:name="Tabla10.15" style:family="table-row">
      <style:table-row-properties style:min-row-height="0.83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paragraph-properties fo:text-align="center" style:justify-single-word="false"/>
      <style:text-properties fo:color="#000000" loext:opacity="100%" fo:font-weight="normal" officeooo:rsid="0021607c" officeooo:paragraph-rsid="0021607c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weight="normal" officeooo:rsid="0021b832" officeooo:paragraph-rsid="0021b832" style:rfc-language-tag-asian="es-ES-u-co-trad" style:language-asian="es" style:country-asian="ES" style:font-weight-asian="normal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text-properties fo:color="#000000" loext:opacity="100%" fo:font-size="10.5pt" fo:font-weight="normal" officeooo:rsid="002120ef" officeooo:paragraph-rsid="002120ef" style:font-size-asian="10.5pt" style:rfc-language-tag-asian="es-ES-u-co-trad" style:language-asian="es" style:country-asian="ES" style:font-weight-asian="normal" style:font-size-complex="10.5pt" style:font-weight-complex="normal"/>
    </style:style>
    <style:style style:name="P15" style:family="paragraph" style:parent-style-name="Normal">
      <style:text-properties fo:color="#000000" loext:opacity="100%" officeooo:paragraph-rsid="00228101" style:rfc-language-tag-asian="es-ES-u-co-trad" style:language-asian="es" style:country-asian="ES"/>
    </style:style>
    <style:style style:name="P16" style:family="paragraph" style:parent-style-name="Normal">
      <style:text-properties fo:color="#000000" loext:opacity="100%" officeooo:rsid="00228101" officeooo:paragraph-rsid="00228101" style:rfc-language-tag-asian="es-ES-u-co-trad" style:language-asian="es" style:country-asian="ES"/>
    </style:style>
    <style:style style:name="P17" style:family="paragraph" style:parent-style-name="Normal">
      <style:paragraph-properties fo:text-align="center" style:justify-single-word="false"/>
      <style:text-properties officeooo:paragraph-rsid="002120ef"/>
    </style:style>
    <style:style style:name="P18" style:family="paragraph" style:parent-style-name="Normal">
      <style:paragraph-properties fo:break-before="page"/>
      <style:text-properties officeooo:paragraph-rsid="0020a17b"/>
    </style:style>
    <style:style style:name="P19" style:family="paragraph" style:parent-style-name="Normal">
      <style:text-properties officeooo:paragraph-rsid="0020a17b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22" style:family="paragraph" style:parent-style-name="Normal">
      <style:paragraph-properties fo:text-align="center" style:justify-single-word="false"/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000000" loext:opacity="100%" style:font-name="TimesNewRomanPSMT" fo:font-size="12pt" style:font-size-asian="12pt"/>
    </style:style>
    <style:style style:name="T5" style:family="text">
      <style:text-properties fo:color="#000000" loext:opacity="100%" style:font-name="TimesNewRomanPSMT" fo:font-size="12pt" officeooo:rsid="00219154" style:font-size-asian="12pt"/>
    </style:style>
    <style:style style:name="T6" style:family="text">
      <style:text-properties officeooo:rsid="0022810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Revisión_de_cambio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table:number-columns-spanned="6" office:value-type="string">
            <text:p text:style-name="P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4" table:number-columns-spanned="2" office:value-type="string">
            <text:p text:style-name="P5">Nombre del proyecto:</text:p>
          </table:table-cell>
          <table:covered-table-cell/>
          <table:table-cell table:style-name="Tabla10.A4" table:number-columns-spanned="3" office:value-type="string">
            <text:p text:style-name="P5">Título del cambio:</text:p>
          </table:table-cell>
          <table:covered-table-cell/>
          <table:covered-table-cell/>
          <table:table-cell table:style-name="Tabla10.A4" office:value-type="string">
            <text:p text:style-name="P5">ID:</text:p>
          </table:table-cell>
        </table:table-row>
        <table:table-row>
          <table:table-cell table:style-name="Tabla10.A5" table:number-columns-spanned="2" office:value-type="string">
            <text:p text:style-name="P8">CountApp</text:p>
          </table:table-cell>
          <table:covered-table-cell/>
          <table:table-cell table:style-name="Tabla10.A5" table:number-columns-spanned="3" office:value-type="string">
            <text:p text:style-name="P12">Especificación SO compatibles</text:p>
          </table:table-cell>
          <table:covered-table-cell/>
          <table:covered-table-cell/>
          <table:table-cell table:style-name="Tabla10.F5" office:value-type="string">
            <text:p text:style-name="P17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1</text:span></text:span></text:p>
          </table:table-cell>
        </table:table-row>
        <table:table-row>
          <table:table-cell table:style-name="Tabla10.A4" table:number-columns-spanned="2" office:value-type="string">
            <text:p text:style-name="P5">Nombre del interesado: </text:p>
          </table:table-cell>
          <table:covered-table-cell/>
          <table:table-cell table:style-name="Tabla10.A4" table:number-columns-spanned="3" office:value-type="string">
            <text:p text:style-name="P5">E-mail de contacto:</text:p>
          </table:table-cell>
          <table:covered-table-cell/>
          <table:covered-table-cell/>
          <table:table-cell table:style-name="Tabla10.A4" office:value-type="string">
            <text:p text:style-name="P5">Fecha:</text:p>
          </table:table-cell>
        </table:table-row>
        <table:table-row>
          <table:table-cell table:style-name="Tabla10.A5" table:number-columns-spanned="2" office:value-type="string">
            <text:p text:style-name="P13">Pablo Guerrica-Echevarría</text:p>
          </table:table-cell>
          <table:covered-table-cell/>
          <table:table-cell table:style-name="Tabla10.A5" table:number-columns-spanned="3" office:value-type="string">
            <text:p text:style-name="P14">pablo.guerricaechevarria@rai.usc.es</text:p>
          </table:table-cell>
          <table:covered-table-cell/>
          <table:covered-table-cell/>
          <table:table-cell table:style-name="Tabla10.F5" office:value-type="string">
            <text:p text:style-name="P17"><text:span text:style-name="Fuente_20_de_20_párrafo_20_predeter."><text:span text:style-name="T1">17/03/2024</text:span></text:span></text:p>
          </table:table-cell>
        </table:table-row>
        <table:table-row table:style-name="Tabla10.8">
          <table:table-cell table:style-name="Tabla10.A5" table:number-columns-spanned="6" office:value-type="string">
            <text:p text:style-name="P5">Descripción del cambio:</text:p>
            <text:p text:style-name="P20" loext:marker-style-name="T4"><text:span text:style-name="T5">E</text:span><text:span text:style-name="T4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9">
          <table:table-cell table:style-name="Tabla10.A4" office:value-type="string">
            <text:p text:style-name="P6">Departamento:</text:p>
          </table:table-cell>
          <table:table-cell table:style-name="Tabla10.A5" table:number-columns-spanned="2" office:value-type="string">
            <text:p text:style-name="P9">Sistemas</text:p>
          </table:table-cell>
          <table:covered-table-cell/>
          <table:table-cell table:style-name="Tabla10.A4" office:value-type="string">
            <text:p text:style-name="P6">Contacto Dpto.:</text:p>
          </table:table-cell>
          <table:table-cell table:style-name="Tabla10.A5" table:number-columns-spanned="2" office:value-type="string">
            <text:p text:style-name="P9">sistemas@capp.es</text:p>
          </table:table-cell>
          <table:covered-table-cell/>
        </table:table-row>
        <table:table-row table:style-name="Tabla10.9">
          <table:table-cell table:style-name="Tabla10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10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10.11">
          <table:table-cell table:style-name="Tabla10.A5" table:number-columns-spanned="3" office:value-type="string">
            <text:p text:style-name="P15"><text:span text:style-name="T6">01</text:span>/0<text:span text:style-name="T6">4</text:span>/2024 – <text:span text:style-name="T6">05</text:span>/0<text:span text:style-name="T6">4</text:span>/2024</text:p>
            <text:p text:style-name="P16">08/04/2024 – 08/04/2024</text:p>
          </table:table-cell>
          <table:covered-table-cell/>
          <table:covered-table-cell/>
          <table:table-cell table:style-name="Tabla10.A5" table:number-columns-spanned="3" office:value-type="string">
            <text:p text:style-name="P9">P.G.B.</text:p>
          </table:table-cell>
          <table:covered-table-cell/>
          <table:covered-table-cell/>
        </table:table-row>
        <table:table-row table:style-name="Tabla10.12">
          <table:table-cell table:style-name="Tabla10.A10" table:number-columns-spanned="3" office:value-type="string">
            <text:p text:style-name="P6">Estado:</text:p>
          </table:table-cell>
          <table:covered-table-cell/>
          <table:covered-table-cell/>
          <table:table-cell table:style-name="Tabla10.F5" table:number-columns-spanned="3" office:value-type="string">
            <text:p text:style-name="P9">Aceptado y en ejecución</text:p>
          </table:table-cell>
          <table:covered-table-cell/>
          <table:covered-table-cell/>
        </table:table-row>
        <table:table-row table:style-name="Tabla10.13">
          <table:table-cell table:style-name="Tabla10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10.F5" table:number-columns-spanned="3" office:value-type="string">
            <text:p text:style-name="P22"><text:span text:style-name="T8">1. Alta</text:span> <text:s text:c="3"/>2. Media <text:s text:c="3"/>3. Baja</text:p>
          </table:table-cell>
          <table:covered-table-cell/>
          <table:covered-table-cell/>
        </table:table-row>
        <table:table-row table:style-name="Tabla10.14">
          <table:table-cell table:style-name="Tabla10.A10" table:number-columns-spanned="3" office:value-type="string">
            <text:p text:style-name="P7">ID versión preliminar:</text:p>
          </table:table-cell>
          <table:covered-table-cell/>
          <table:covered-table-cell/>
          <table:table-cell table:style-name="Tabla10.F5" table:number-columns-spanned="3" office:value-type="string">
            <text:p text:style-name="P10">1.2</text:p>
          </table:table-cell>
          <table:covered-table-cell/>
          <table:covered-table-cell/>
        </table:table-row>
        <table:table-row table:style-name="Tabla10.15">
          <table:table-cell table:style-name="Tabla10.A4" table:number-columns-spanned="3" office:value-type="string">
            <text:p text:style-name="P4">Resolución de la revisión:</text:p>
          </table:table-cell>
          <table:covered-table-cell/>
          <table:covered-table-cell/>
          <table:table-cell table:style-name="Tabla10.A5" table:number-columns-spanned="3" office:value-type="string">
            <text:p text:style-name="P11">Aprobado y pendiente de inclusión</text:p>
          </table:table-cell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30:04.861619365</dc:date>
    <meta:editing-duration>PT1M42S</meta:editing-duration>
    <meta:editing-cycles>3</meta:editing-cycles>
    <meta:document-statistic meta:table-count="1" meta:image-count="0" meta:object-count="0" meta:page-count="1" meta:paragraph-count="33" meta:word-count="118" meta:character-count="877" meta:non-whitespace-character-count="782"/>
  </office:meta>
</office:document-meta>
</file>